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dash" draw:stroke-dash="Fine_20_Dashed_20__28_var_29_" draw:marker-end="Symmetric_20_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cm" svg:height="2cm" svg:x="0.02cm" svg:y="3.01cm">
          <text:p text:style-name="P1"><text:span text:style-name="T1">File</text:span></text:p>
        </draw:rect>
        <draw:rect draw:style-name="gr1" draw:text-style-name="P2" draw:layer="layout" svg:width="2cm" svg:height="2cm" svg:x="6.02cm" svg:y="3cm">
          <text:p text:style-name="P1"><text:span text:style-name="T1">Tokens</text:span></text:p>
        </draw:rect>
        <draw:rect draw:style-name="gr1" draw:text-style-name="P2" draw:layer="layout" svg:width="2cm" svg:height="2cm" svg:x="12.02cm" svg:y="3.01cm">
          <text:p text:style-name="P1"><text:span text:style-name="T1">Concrete</text:span></text:p>
          <text:p text:style-name="P1"><text:span text:style-name="T1">Syntax</text:span></text:p>
          <text:p text:style-name="P1"><text:span text:style-name="T1">Tree</text:span></text:p>
        </draw:rect>
        <draw:rect draw:style-name="gr1" draw:text-style-name="P2" draw:layer="layout" svg:width="2cm" svg:height="2cm" svg:x="18.02cm" svg:y="3.01cm">
          <text:p text:style-name="P1"><text:span text:style-name="T1">Abstract</text:span></text:p>
          <text:p text:style-name="P1"><text:span text:style-name="T1">Syntax</text:span></text:p>
          <text:p text:style-name="P1"><text:span text:style-name="T1">Graph</text:span></text:p>
        </draw:rect>
        <draw:custom-shape draw:style-name="gr2" draw:text-style-name="P2" draw:layer="layout" svg:width="2.5cm" svg:height="1cm" svg:x="2.76cm" svg:y="3.51cm">
          <text:p text:style-name="P1"><text:span text:style-name="T1">Lexe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2.5cm" svg:height="1cm" svg:x="8.76cm" svg:y="3.51cm">
          <text:p text:style-name="P1"><text:span text:style-name="T1">Parse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2.5cm" svg:height="1cm" svg:x="14.76cm" svg:y="3.5cm">
          <text:p text:style-name="P1"><text:span text:style-name="T1">Analyze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2.5cm" svg:height="1cm" svg:x="20.76cm" svg:y="3.51cm">
          <text:p text:style-name="P1"><text:span text:style-name="T1">Validat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2.02cm" svg:y1="4.01cm" svg:x2="2.76cm" svg:y2="4.01cm">
          <text:p/>
        </draw:line>
        <draw:line draw:style-name="gr3" draw:text-style-name="P1" draw:layer="layout" svg:x1="5.26cm" svg:y1="4cm" svg:x2="6.02cm" svg:y2="4cm">
          <text:p/>
        </draw:line>
        <draw:line draw:style-name="gr3" draw:text-style-name="P1" draw:layer="layout" svg:x1="8.02cm" svg:y1="4cm" svg:x2="8.76cm" svg:y2="4cm">
          <text:p/>
        </draw:line>
        <draw:line draw:style-name="gr3" draw:text-style-name="P1" draw:layer="layout" svg:x1="11.26cm" svg:y1="4.01cm" svg:x2="12cm" svg:y2="4.01cm">
          <text:p/>
        </draw:line>
        <draw:line draw:style-name="gr3" draw:text-style-name="P1" draw:layer="layout" svg:x1="14.02cm" svg:y1="4.01cm" svg:x2="14.76cm" svg:y2="4.01cm">
          <text:p/>
        </draw:line>
        <draw:line draw:style-name="gr3" draw:text-style-name="P1" draw:layer="layout" svg:x1="17.26cm" svg:y1="4cm" svg:x2="18cm" svg:y2="4cm">
          <text:p/>
        </draw:line>
        <draw:line draw:style-name="gr3" draw:text-style-name="P1" draw:layer="layout" svg:x1="20.02cm" svg:y1="4.01cm" svg:x2="20.76cm" svg:y2="4.01cm">
          <text:p/>
        </draw:line>
        <draw:line draw:style-name="gr3" draw:text-style-name="P1" draw:layer="layout" svg:x1="23.27cm" svg:y1="4.01cm" svg:x2="24.01cm" svg:y2="4.01cm">
          <text:p/>
        </draw:line>
        <draw:rect draw:style-name="gr4" draw:text-style-name="P2" draw:layer="layout" svg:width="2cm" svg:height="2cm" svg:x="12.01cm" svg:y="0.01cm">
          <text:p text:style-name="P1"><text:span text:style-name="T1">CST</text:span></text:p>
          <text:p text:style-name="P1"><text:span text:style-name="T1">Meta</text:span></text:p>
          <text:p text:style-name="P1"><text:span text:style-name="T1">Model</text:span></text:p>
        </draw:rect>
        <draw:rect draw:style-name="gr4" draw:text-style-name="P2" draw:layer="layout" svg:width="2cm" svg:height="2cm" svg:x="18.01cm" svg:y="0.01cm">
          <text:p text:style-name="P1"><text:span text:style-name="T1">ASG</text:span></text:p>
          <text:p text:style-name="P1"><text:span text:style-name="T1">Meta</text:span></text:p>
          <text:p text:style-name="P1"><text:span text:style-name="T1">Model</text:span></text:p>
        </draw:rect>
        <draw:line draw:style-name="gr5" draw:text-style-name="P1" draw:layer="layout" svg:x1="13.01cm" svg:y1="3.01cm" svg:x2="13.01cm" svg:y2="2.01cm">
          <text:p/>
        </draw:line>
        <draw:frame draw:style-name="gr6" draw:text-style-name="P3" draw:layer="layout" svg:width="2.339cm" svg:height="0.64cm" svg:x="13.171cm" svg:y="2.01cm">
          <draw:text-box>
            <text:p><text:span text:style-name="T2">conformsTo</text:span></text:p>
          </draw:text-box>
        </draw:frame>
        <draw:line draw:style-name="gr5" draw:text-style-name="P1" draw:layer="layout" svg:x1="19.01cm" svg:y1="3.01cm" svg:x2="19.01cm" svg:y2="2.01cm">
          <text:p/>
        </draw:line>
        <draw:frame draw:style-name="gr6" draw:text-style-name="P3" draw:layer="layout" svg:width="2.339cm" svg:height="0.64cm" svg:x="19.171cm" svg:y="2.01cm">
          <draw:text-box>
            <text:p><text:span text:style-name="T2">conformsTo</text:span></text:p>
          </draw:text-box>
        </draw:frame>
        <draw:rect draw:style-name="gr4" draw:text-style-name="P2" draw:layer="layout" svg:width="2cm" svg:height="2cm" svg:x="9cm" svg:y="0cm">
          <text:p text:style-name="P1"><text:span text:style-name="T1">Parser</text:span></text:p>
          <text:p text:style-name="P1"><text:span text:style-name="T1">Grammar</text:span></text:p>
        </draw:rect>
        <draw:rect draw:style-name="gr4" draw:text-style-name="P2" draw:layer="layout" svg:width="2cm" svg:height="2cm" svg:x="3.01cm" svg:y="0.01cm">
          <text:p text:style-name="P1"><text:span text:style-name="T1">Lexer</text:span></text:p>
          <text:p text:style-name="P1"><text:span text:style-name="T1">Grammar</text:span></text:p>
        </draw:rect>
        <draw:line draw:style-name="gr5" draw:text-style-name="P1" draw:layer="layout" svg:x1="10cm" svg:y1="3.51cm" svg:x2="10cm" svg:y2="2.01cm">
          <text:p/>
        </draw:line>
        <draw:frame draw:style-name="gr6" draw:text-style-name="P3" draw:layer="layout" svg:width="1.713cm" svg:height="0.64cm" svg:x="10.161cm" svg:y="2.01cm">
          <draw:text-box>
            <text:p><text:span text:style-name="T2">realises</text:span></text:p>
          </draw:text-box>
        </draw:frame>
        <draw:line draw:style-name="gr5" draw:text-style-name="P1" draw:layer="layout" svg:x1="4.01cm" svg:y1="3.51cm" svg:x2="4.01cm" svg:y2="2.01cm">
          <text:p/>
        </draw:line>
        <draw:frame draw:style-name="gr6" draw:text-style-name="P3" draw:layer="layout" svg:width="1.713cm" svg:height="0.64cm" svg:x="4.26cm" svg:y="2.01cm">
          <draw:text-box>
            <text:p><text:span text:style-name="T2">realises</text:span></text:p>
          </draw:text-box>
        </draw:frame>
        <draw:rect draw:style-name="gr4" draw:text-style-name="P2" draw:layer="layout" svg:width="2cm" svg:height="2cm" svg:x="6.01cm" svg:y="0cm">
          <text:p text:style-name="P1"><text:span text:style-name="T1">Strings</text:span></text:p>
          <text:p text:style-name="P1"><text:span text:style-name="T1">'Meta-</text:span></text:p>
          <text:p text:style-name="P1"><text:span text:style-name="T1">Model'</text:span></text:p>
        </draw:rect>
        <draw:line draw:style-name="gr5" draw:text-style-name="P1" draw:layer="layout" svg:x1="7.01cm" svg:y1="3cm" svg:x2="7.01cm" svg:y2="2cm">
          <text:p/>
        </draw:line>
        <draw:frame draw:style-name="gr6" draw:text-style-name="P3" draw:layer="layout" svg:width="2.339cm" svg:height="0.64cm" svg:x="7.26cm" svg:y="2.01cm">
          <draw:text-box>
            <text:p><text:span text:style-name="T2">conformsTo</text:span></text:p>
          </draw:text-box>
        </draw:frame>
        <draw:rect draw:style-name="gr4" draw:text-style-name="P2" draw:layer="layout" svg:width="2cm" svg:height="2cm" svg:x="0.01cm" svg:y="0.01cm">
          <text:p text:style-name="P1"><text:span text:style-name="T1">Bytes</text:span></text:p>
          <text:p text:style-name="P1"><text:span text:style-name="T1">'Meta-</text:span></text:p>
          <text:p text:style-name="P1"><text:span text:style-name="T1">Model'</text:span></text:p>
        </draw:rect>
        <draw:line draw:style-name="gr5" draw:text-style-name="P1" draw:layer="layout" svg:x1="1.01cm" svg:y1="3.01cm" svg:x2="1.01cm" svg:y2="2.01cm">
          <text:p/>
        </draw:line>
        <draw:frame draw:style-name="gr6" draw:text-style-name="P3" draw:layer="layout" svg:width="2.339cm" svg:height="0.64cm" svg:x="1.171cm" svg:y="2.01cm">
          <draw:text-box>
            <text:p><text:span text:style-name="T2">conformsTo</text:span></text:p>
          </draw:text-box>
        </draw:frame>
        <draw:rect draw:style-name="gr4" draw:text-style-name="P2" draw:layer="layout" svg:width="2cm" svg:height="2cm" svg:x="15cm" svg:y="0cm">
          <text:p text:style-name="P1"><text:span text:style-name="T1">Analysis</text:span></text:p>
          <text:p text:style-name="P1"><text:span text:style-name="T1">Rules</text:span></text:p>
        </draw:rect>
        <draw:line draw:style-name="gr5" draw:text-style-name="P1" draw:layer="layout" svg:x1="16cm" svg:y1="3.51cm" svg:x2="16cm" svg:y2="2.01cm">
          <text:p/>
        </draw:line>
        <draw:frame draw:style-name="gr6" draw:text-style-name="P3" draw:layer="layout" svg:width="1.713cm" svg:height="0.64cm" svg:x="16.161cm" svg:y="2.01cm">
          <draw:text-box>
            <text:p><text:span text:style-name="T2">realises</text:span></text:p>
          </draw:text-box>
        </draw:frame>
        <draw:rect draw:style-name="gr4" draw:text-style-name="P2" draw:layer="layout" svg:width="2cm" svg:height="2cm" svg:x="21.01cm" svg:y="0cm">
          <text:p text:style-name="P1"><text:span text:style-name="T1">Well-</text:span></text:p>
          <text:p text:style-name="P1"><text:span text:style-name="T1">Formed</text:span></text:p>
          <text:p text:style-name="P1"><text:span text:style-name="T1">ness</text:span></text:p>
          <text:p text:style-name="P1"><text:span text:style-name="T1">Rules</text:span></text:p>
        </draw:rect>
        <draw:line draw:style-name="gr5" draw:text-style-name="P1" draw:layer="layout" svg:x1="22.01cm" svg:y1="3.51cm" svg:x2="22.01cm" svg:y2="2.01cm">
          <text:p/>
        </draw:line>
        <draw:frame draw:style-name="gr6" draw:text-style-name="P3" draw:layer="layout" svg:width="1.713cm" svg:height="0.64cm" svg:x="22.171cm" svg:y="2.01cm">
          <draw:text-box>
            <text:p><text:span text:style-name="T2">realis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1cm" fo:margin-bottom="0.01cm" fo:margin-left="0.01cm" fo:margin-right="0.01cm" fo:page-width="24.02cm" fo:page-height="5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18.87</meta:creation-date>
    <meta:editing-duration>PT01H45M22S</meta:editing-duration>
    <meta:editing-cycles>8</meta:editing-cycles>
    <meta:generator>OpenOffice.org/3.2$Win32 OpenOffice.org_project/320m12$Build-9483</meta:generator>
    <dc:date>2010-07-29T17:47:09.66</dc:date>
    <dc:creator>Ed Willink</dc:creator>
    <meta:document-statistic meta:object-count="40"/>
  </office:meta>
</office:document-meta>
</file>